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7000001D74C6BDC2C.png" manifest:media-type="image/png"/>
  <manifest:file-entry manifest:full-path="Pictures/10000001000004130000021F3D7D9ED3.png" manifest:media-type="image/png"/>
  <manifest:file-entry manifest:full-path="Pictures/1000000100000409000001592515C3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799in, 0in, 2.15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008in" svg:y="8.1693in" svg:width="6.6929in" svg:height="2.2346in" draw:z-index="0"><draw:image xlink:href="Pictures/1000000100000409000001592515C3A4.png" xlink:type="simple" xlink:show="embed" xlink:actuate="onLoad" draw:mime-type="image/png"/></draw:frame><draw:frame draw:style-name="fr2" draw:name="Image2" text:anchor-type="char" svg:x="0in" svg:y="0.0362in" svg:width="6.6236in" svg:height="4.8791in" draw:z-index="1"><draw:image xlink:href="Pictures/10000001000004130000021F3D7D9ED3.png" xlink:type="simple" xlink:show="embed" xlink:actuate="onLoad" draw:mime-type="image/png"/></draw:frame><draw:frame draw:style-name="fr1" draw:name="Image3" text:anchor-type="char" svg:x="0.0465in" svg:y="4.9146in" svg:width="6.6929in" svg:height="3.6866in" draw:z-index="2"><draw:image xlink:href="Pictures/1000000100000357000001D74C6BDC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46:06.729211372</meta:creation-date>
    <dc:date>2025-09-01T20:48:15.478788777</dc:date>
    <meta:editing-duration>PT2M10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